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 feats</text:p>
          </table:table-cell>
          <table:table-cell table:style-name="ce1" office:value-type="date" office:date-value="2021-04-01" calcext:value-type="date">
            <text:p>04/01/21</text:p>
          </table:table-cell>
          <table:table-cell table:style-name="ce1" office:value-type="date" office:date-value="2021-05-01" calcext:value-type="date">
            <text:p>05/01/21</text:p>
          </table:table-cell>
          <table:table-cell table:style-name="ce1" office:value-type="date" office:date-value="2021-06-01" calcext:value-type="date">
            <text:p>06/01/21</text:p>
          </table:table-cell>
          <table:table-cell table:style-name="ce1" office:value-type="date" office:date-value="2021-06-29" calcext:value-type="date">
            <text:p>06/29/21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38764266036993" calcext:value-type="float">
            <text:p>5.38764266036993</text:p>
          </table:table-cell>
          <table:table-cell office:value-type="float" office:value="4.85466914038343" calcext:value-type="float">
            <text:p>4.85466914038343</text:p>
          </table:table-cell>
          <table:table-cell office:value-type="float" office:value="4.74813065722157" calcext:value-type="float">
            <text:p>4.74813065722157</text:p>
          </table:table-cell>
          <table:table-cell table:style-name="ce6" office:value-type="float" office:value="5.27056277056277" calcext:value-type="float">
            <text:p>5.27056277056277</text:p>
          </table:table-cell>
          <table:table-cell table:formula="of:=SUM([.B2:.E2])/4" office:value-type="float" office:value="5.06525130713442" calcext:value-type="float">
            <text:p>5.065251307134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5650048875855" calcext:value-type="float">
            <text:p>5.45650048875855</text:p>
          </table:table-cell>
          <table:table-cell office:value-type="float" office:value="5.43983614951357" calcext:value-type="float">
            <text:p>5.43983614951357</text:p>
          </table:table-cell>
          <table:table-cell office:value-type="float" office:value="4.98338220918866" calcext:value-type="float">
            <text:p>4.98338220918866</text:p>
          </table:table-cell>
          <table:table-cell office:value-type="float" office:value="4.47311827956989" calcext:value-type="float">
            <text:p>4.47311827956989</text:p>
          </table:table-cell>
          <table:table-cell table:formula="of:=SUM([.B3:.E3])/4" office:value-type="float" office:value="5.08820928175767" calcext:value-type="float">
            <text:p>5.088209281757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5.69254779555209" calcext:value-type="float">
            <text:p>5.69254779555209</text:p>
          </table:table-cell>
          <table:table-cell office:value-type="float" office:value="4.84569793582669" calcext:value-type="float">
            <text:p>4.84569793582669</text:p>
          </table:table-cell>
          <table:table-cell table:style-name="ce6" office:value-type="float" office:value="5.38431525555989" calcext:value-type="float">
            <text:p>5.38431525555989</text:p>
          </table:table-cell>
          <table:table-cell office:value-type="float" office:value="5.06223175965665" calcext:value-type="float">
            <text:p>5.06223175965665</text:p>
          </table:table-cell>
          <table:table-cell table:style-name="ce6" table:formula="of:=SUM([.B4:.E4])/4" office:value-type="float" office:value="5.24619818664883" calcext:value-type="float">
            <text:p>5.24619818664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9102589059763" calcext:value-type="float">
            <text:p>5.29102589059763</text:p>
          </table:table-cell>
          <table:table-cell table:style-name="ce6" office:value-type="float" office:value="5.44509024166412" calcext:value-type="float">
            <text:p>5.44509024166412</text:p>
          </table:table-cell>
          <table:table-cell office:value-type="float" office:value="5.18785283239245" calcext:value-type="float">
            <text:p>5.18785283239245</text:p>
          </table:table-cell>
          <table:table-cell office:value-type="float" office:value="4.17558886509636" calcext:value-type="float">
            <text:p>4.17558886509636</text:p>
          </table:table-cell>
          <table:table-cell table:formula="of:=SUM([.B5:.E5])/4" office:value-type="float" office:value="5.02488945743764" calcext:value-type="float">
            <text:p>5.02488945743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6657656214748" calcext:value-type="float">
            <text:p>5.56657656214748</text:p>
          </table:table-cell>
          <table:table-cell office:value-type="float" office:value="4.9982857268597" calcext:value-type="float">
            <text:p>4.9982857268597</text:p>
          </table:table-cell>
          <table:table-cell office:value-type="float" office:value="4.87805529502248" calcext:value-type="float">
            <text:p>4.87805529502248</text:p>
          </table:table-cell>
          <table:table-cell office:value-type="float" office:value="4.72186563970903" calcext:value-type="float">
            <text:p>4.72186563970903</text:p>
          </table:table-cell>
          <table:table-cell table:formula="of:=SUM([.B6:.E6])/4" office:value-type="float" office:value="5.04119580593467" calcext:value-type="float">
            <text:p>5.041195805934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11:28:39.2589843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6:28:32.416198900</meta:creation-date>
    <dc:date>2021-07-07T12:16:13.783685813</dc:date>
    <meta:editing-duration>PT6H22M4S</meta:editing-duration>
    <meta:editing-cycles>23</meta:editing-cycles>
    <meta:generator>LibreOffice/6.1.6.3$Linux_X86_64 LibreOffice_project/10$Build-3</meta:generator>
    <meta:document-statistic meta:table-count="1" meta:cell-count="36" meta:object-count="0"/>
  </office:meta>
</office:document-meta>
</file>